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Britanniques%20Pays%20étrangers%20Romans,%20nouvelles,%20etc" text:style-name="Internet_20_link" text:visited-style-name="Visited_20_Internet_20_Link">Britanniques Pays étrangers Romans, nouvelles, etc</text:a></text:p>
      <text:p text:style-name="Standard"><text:a xlink:type="simple" xlink:href="https://search.worldcat.org/fr/search?q=su%3ABritish%20Foreign%20countries" text:style-name="Internet_20_link" text:visited-style-name="Visited_20_Internet_20_Link"><text:span text:style-name="T3">British Foreign countries</text:span></text:a></text:p>
      <text:p text:style-name="Standard"><text:a xlink:type="simple" xlink:href="https://search.worldcat.org/fr/search?q=su%3ABritish%20Foreign%20countries%20Fiction" text:style-name="Internet_20_link" text:visited-style-name="Visited_20_Internet_20_Link"><text:span text:style-name="T3">British Foreign countries Fiction</text:span></text:a></text:p>
      <text:p text:style-name="Standard"><text:a xlink:type="simple" xlink:href="https://search.worldcat.org/fr/search?q=su%3ACrusoe,%20Robinson%20(Fictitious%20character)" text:style-name="Internet_20_link" text:visited-style-name="Visited_20_Internet_20_Link"><text:span text:style-name="T3">Crusoe, Robinson (Fictitious character)</text:span></text:a></text:p>
      <text:p text:style-name="Standard"><text:a xlink:type="simple" xlink:href="https://search.worldcat.org/fr/search?q=su%3ACrusoe,%20Robinson%20(Fictitious%20character)%20Fiction" text:style-name="Internet_20_link" text:visited-style-name="Visited_20_Internet_20_Link"><text:span text:style-name="T3">Crusoe, Robinson (Fictitious character) Fiction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P1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35:03.141000000</dc:date>
    <meta:editing-duration>PT1M21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6" meta:word-count="23" meta:character-count="201" meta:non-whitespace-character-count="184"/>
  </office:meta>
</office:document-meta>
</file>